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640000004B01B5EE1BC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measure" style:list-style-name="L1">
      <style:graphic-properties svg:stroke-color="#ff0000" draw:textarea-horizontal-align="center" draw:textarea-vertical-align="middle" draw:line-distance="0.725cm"/>
    </style:style>
    <style:style style:name="gr3" style:family="graphic" style:parent-style-name="measure" style:list-style-name="L1">
      <style:graphic-properties svg:stroke-color="#ff0000" draw:textarea-horizontal-align="center" draw:textarea-vertical-align="middle"/>
    </style:style>
    <style:style style:name="gr4" style:family="graphic" style:parent-style-name="measure" style:list-style-name="L1">
      <style:graphic-properties svg:stroke-color="#ff0000" draw:textarea-horizontal-align="center" draw:textarea-vertical-align="middle"/>
    </style:style>
    <style:style style:name="gr5" style:family="graphic" style:parent-style-name="measure" style:list-style-name="L1">
      <style:graphic-properties svg:stroke-color="#ff0000" draw:textarea-horizontal-align="center" draw:textarea-vertical-align="middle"/>
    </style:style>
    <style:style style:name="gr6" style:family="graphic" style:parent-style-name="measure" style:list-style-name="L1">
      <style:graphic-properties svg:stroke-color="#ff0000" draw:textarea-horizontal-align="center" draw:textarea-vertical-align="middle" draw:line-distance="0.357cm" draw:placing="below"/>
    </style:style>
    <style:style style:name="gr7" style:family="graphic" style:parent-style-name="measure" style:list-style-name="L1">
      <style:graphic-properties svg:stroke-color="#ff0000" draw:textarea-horizontal-align="center" draw:textarea-vertical-align="middle" draw:line-distance="0.82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32cm" svg:height="18.999cm" svg:x="2.184cm" svg:y="1.001cm">
          <draw:image xlink:href="Pictures/1000000000000640000004B01B5EE1BC.jpg" xlink:type="simple" xlink:show="embed" xlink:actuate="onLoad">
            <text:p/>
          </draw:image>
        </draw:frame>
        <draw:measure draw:style-name="gr2" draw:text-style-name="P2" draw:layer="layout" svg:x1="19.13cm" svg:y1="14.844cm" svg:x2="19.13cm" svg:y2="16.479cm">
          <text:p text:style-name="P2">2.8</text:p>
        </draw:measure>
        <draw:measure draw:style-name="gr3" draw:text-style-name="P2" draw:layer="layout" svg:x1="14.419cm" svg:y1="14.282cm" svg:x2="14.419cm" svg:y2="15.108cm">
          <text:p text:style-name="P2">1.4</text:p>
        </draw:measure>
        <draw:measure draw:style-name="gr4" draw:text-style-name="P2" draw:layer="layout" svg:x1="13.494cm" svg:y1="14.341cm" svg:x2="12.831cm" svg:y2="14.076cm">
          <text:p text:style-name="P2">1.4</text:p>
        </draw:measure>
        <draw:measure draw:style-name="gr5" draw:text-style-name="P2" draw:layer="layout" svg:x1="10.557cm" svg:y1="11.06cm" svg:x2="10.663cm" svg:y2="12.013cm">
          <text:p text:style-name="P2">1.9</text:p>
        </draw:measure>
        <draw:measure draw:style-name="gr6" draw:text-style-name="P2" draw:layer="layout" svg:x1="20.109cm" svg:y1="13.284cm" svg:x2="18.943cm" svg:y2="12.94cm">
          <text:p text:style-name="P2">1.9</text:p>
        </draw:measure>
        <draw:measure draw:style-name="gr7" draw:text-style-name="P2" draw:layer="layout" svg:x1="8.918cm" svg:y1="9.632cm" svg:x2="8.943cm" svg:y2="11.219cm">
          <text:p text:style-name="P2">2.4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1-28T02:04:39</meta:creation-date>
    <dc:date>2012-11-28T02:29:09</dc:date>
    <meta:editing-duration>PT00H08M50S</meta:editing-duration>
    <meta:editing-cycles>1</meta:editing-cycles>
    <meta:document-statistic meta:object-count="7"/>
    <meta:generator>OpenOffice.org/3.2$Linux OpenOffice.org_project/320m19$Build-9505</meta:generator>
  </office:meta>
</office:document-meta>
</file>